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paragraph-rsid="000aa93e"/>
    </style:style>
    <style:style style:name="P2" style:family="paragraph" style:parent-style-name="Heading_20_2">
      <style:paragraph-properties fo:margin-left="0in" fo:margin-right="0in" fo:text-align="start" style:justify-single-word="false" fo:text-indent="0in" style:auto-text-indent="false"/>
    </style:style>
    <style:style style:name="P3" style:family="paragraph" style:parent-style-name="Text_20_body" style:list-style-name="L1">
      <style:paragraph-properties fo:margin-left="0in" fo:margin-right="0in" fo:margin-top="0in" fo:margin-bottom="0in" style:contextual-spacing="false" fo:text-align="start" style:justify-single-word="false" fo:text-indent="0in" style:auto-text-indent="false"/>
    </style:style>
    <style:style style:name="P4" style:family="paragraph" style:parent-style-name="Text_20_body" style:list-style-name="L1">
      <style:paragraph-properties fo:margin-left="0in" fo:margin-right="0in" fo:text-align="start" style:justify-single-word="false" fo:text-indent="0in" style:auto-text-indent="false"/>
    </style:style>
    <style:style style:name="P5" style:family="paragraph" style:parent-style-name="Heading_20_3">
      <style:paragraph-properties fo:margin-left="0in" fo:margin-right="0in" fo:text-align="start" style:justify-single-word="false" fo:text-indent="0in" style:auto-text-indent="false"/>
    </style:style>
    <style:style style:name="P6" style:family="paragraph" style:parent-style-name="Text_20_body" style:list-style-name="L2">
      <style:paragraph-properties fo:margin-left="0in" fo:margin-right="0in" fo:margin-top="0in" fo:margin-bottom="0in" style:contextual-spacing="false" fo:text-align="start" style:justify-single-word="false" fo:text-indent="0in" style:auto-text-indent="false"/>
    </style:style>
    <style:style style:name="P7" style:family="paragraph" style:parent-style-name="Text_20_body" style:list-style-name="L2">
      <style:paragraph-properties fo:margin-left="0in" fo:margin-right="0in" fo:text-align="start" style:justify-single-word="false" fo:text-indent="0in" style:auto-text-indent="false"/>
    </style:style>
    <style:style style:name="P8" style:family="paragraph" style:parent-style-name="Standard">
      <style:text-properties officeooo:paragraph-rsid="000aa93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ow Minimally Invasive Spine Surgery Helps With Degenerative Disc Disease</text:h>
      <text:p text:style-name="Text_20_body">Back pain changes how people live, work, and think. When pain comes from the spine, it rarely stays confined to one area. It affects sleep, movement, concentration, and emotional health. Many patients with degenerative disc disease try to push through symptoms for years before seeking help. Fear of surgery and long recovery times often delay treatment.</text:p>
      <text:p text:style-name="Text_20_body">Minimally invasive spine surgery offers a different path, one that focuses on precision, protection of surrounding tissue, and a clearer recovery process. This approach gives patients options that balance relief, safety, and long-term function.</text:p>
      <text:p text:style-name="Text_20_body">In this blog post, you’ll learn what degenerative disc disease is, why it causes persistent pain, and how minimally invasive techniques help address the problem. You’ll also learn which conditions this approach treats and what to expect when working with the <text:a xlink:type="simple" xlink:href="https://newyorkspinespecialist.com/" text:style-name="Internet_20_link" text:visited-style-name="Visited_20_Internet_20_Link">spine surgeons in New York</text:a> at The Modern Spine Institute.</text:p>
      <text:h text:style-name="P2" text:outline-level="2">What is Degenerative Disc Disease?</text:h>
      <text:p text:style-name="Text_20_body">According to <text:a xlink:type="simple" xlink:href="https://www.cedars-sinai.org/health-library/diseases-and-conditions/d/degenerative-disc-disease.html" text:style-name="Internet_20_link" text:visited-style-name="Visited_20_Internet_20_Link">Cedars Sinai</text:a>, degenerative disc disease isn’t actually considered a disease in the traditional sense. It’s a condition that develops when spinal discs lose structure, hydration, or stability over time. Discs act as cushions between vertebrae. When they weaken, they can no longer absorb stress the way they should, which leads to pain and nerve irritation.</text:p>
      <text:p text:style-name="Text_20_body">Several factors contribute to degenerative disc disease, including:</text:p>
      <text:list text:style-name="L1">
        <text:list-item>
          <text:p text:style-name="P3">Natural age-related disc dehydration</text:p>
        </text:list-item>
        <text:list-item>
          <text:p text:style-name="P3">Repetitive strain from physical labor or athletics</text:p>
        </text:list-item>
        <text:list-item>
          <text:p text:style-name="P3">Prior spinal injuries or trauma</text:p>
        </text:list-item>
        <text:list-item>
          <text:p text:style-name="P3">Poor spinal alignment or posture</text:p>
        </text:list-item>
        <text:list-item>
          <text:p text:style-name="P3">Genetics that affect disc strength</text:p>
        </text:list-item>
        <text:list-item>
          <text:p text:style-name="P4">Smoking-related reduction in disc nutrition</text:p>
        </text:list-item>
      </text:list>
      <text:p text:style-name="Text_20_body">These changes often progress slowly and rarely resolve on their own. Pain may come and go, but the underlying damage remains. When symptoms interfere with daily life or continue to worsen, scheduling a consultation with The Modern Spine Institute helps determine whether minimally invasive techniques offer a solution for treating degenerative disc disease.</text:p>
      <text:h text:style-name="P2" text:outline-level="2">What is Minimally Invasive Spine Surgery?</text:h>
      <text:p text:style-name="Text_20_body">Research published in <text:a xlink:type="simple" xlink:href="https://pubmed.ncbi.nlm.nih.gov/29465423/" text:style-name="Internet_20_link" text:visited-style-name="Visited_20_Internet_20_Link">PubMed</text:a> shows that patients who undergo <text:a xlink:type="simple" xlink:href="https://my.clevelandclinic.org/health/treatments/17235-minimally-invasive-spine-surgery" text:style-name="Internet_20_link" text:visited-style-name="Visited_20_Internet_20_Link">minimally invasive spine surgery</text:a> often experience less postoperative pain, fewer complications, shorter recovery periods, lower overall costs, and reduced anesthesia needs compared to open surgery. This approach focuses on limiting disruption while still addressing the source of pain.</text:p>
      <text:p text:style-name="Text_20_body"><text:soft-page-break/>When you schedule minimally invasive spine surgery with The Modern Spine Institute, expect these benefits over traditional surgery:</text:p>
      <text:h text:style-name="P5" text:outline-level="3">Reduced tissue disruption and incision size</text:h>
      <text:p text:style-name="Text_20_body">Surgeons access the spine through smaller pathways that preserve muscle and soft tissue. This approach supports spinal decompression while limiting collateral damage.</text:p>
      <text:h text:style-name="P5" text:outline-level="3">Improved accuracy during disc and nerve treatment</text:h>
      <text:p text:style-name="Text_20_body">Minimally invasive techniques allow surgeons to address herniated disc treatment with greater control. Advanced visualization helps guide endoscopic spine surgery when appropriate.</text:p>
      <text:h text:style-name="P5" text:outline-level="3">Faster recovery and outpatient options</text:h>
      <text:p text:style-name="Text_20_body">Many procedures qualify as an outpatient spine procedure, allowing patients to return home the same day. Recovery timelines often shorten compared to open approaches, even for cases involving lumbar fusion.</text:p>
      <text:h text:style-name="P2" text:outline-level="2">Other Injuries and Conditions Spine Specialists in New York Treat With Minimally Invasive Surgery</text:h>
      <text:p text:style-name="Text_20_body">Minimally invasive spine surgery isn’t only used to treat degenerative disc disease. According to <text:a xlink:type="simple" xlink:href="https://www.hopkinsmedicine.org/health/treatment-tests-and-therapies/minimally-invasive-spine-surgery" text:style-name="Internet_20_link" text:visited-style-name="Visited_20_Internet_20_Link">Johns Hopkins Medicine</text:a>, surgeons use this approach to treat a wide range of spinal injuries and conditions, including:</text:p>
      <text:list text:style-name="L2">
        <text:list-item>
          <text:p text:style-name="P6">Cervical and lumbar spinal stenosis</text:p>
        </text:list-item>
        <text:list-item>
          <text:p text:style-name="P6">Herniated discs causing nerve compression</text:p>
        </text:list-item>
        <text:list-item>
          <text:p text:style-name="P6">Sciatica and radiating leg pain</text:p>
        </text:list-item>
        <text:list-item>
          <text:p text:style-name="P6">Spinal instability</text:p>
        </text:list-item>
        <text:list-item>
          <text:p text:style-name="P6">Spondylolisthesis</text:p>
        </text:list-item>
        <text:list-item>
          <text:p text:style-name="P6">Failed back surgery syndrome</text:p>
        </text:list-item>
        <text:list-item>
          <text:p text:style-name="P7">Certain spinal fractures</text:p>
        </text:list-item>
      </text:list>
      <text:p text:style-name="Text_20_body">By adapting surgical plans to individual anatomy, surgeons apply minimally invasive techniques across many conditions while preserving healthy structures and nerve pathways.</text:p>
      <text:h text:style-name="P2" text:outline-level="2">Contact The Modern Spine Institute for More Information on Degenerative Disc Disease Treatment</text:h>
      <text:p text:style-name="Text_20_body">Living with chronic back pain places a constant strain on physical and mental health. Pain limits independence and affects relationships, productivity, and confidence. No one should feel forced to accept ongoing discomfort as normal.</text:p>
      <text:p text:style-name="Text_20_body">Contact the office today to schedule a consultation with an experienced spine surgeon in New Jersey and learn whether minimally invasive spine surgery fits your condition and goals.</text:p>
      <text:p text:style-name="Text_20_body"><text:soft-page-break/>If you still need help <text:a xlink:type="simple" xlink:href="https://newyorkspinespecialist.com/degenerative-disc-disease-causes/" text:style-name="Internet_20_link" text:visited-style-name="Visited_20_Internet_20_Link">understanding the causes of degenerative disc disease</text:a>, check out our other blog post that goes into more detail.</text:p>
      <text:h text:style-name="P2" text:outline-level="2">Frequently Asked Questions for New York Spine Surgeons</text:h>
      <text:h text:style-name="P5" text:outline-level="3">How Does Minimally Invasive Spine Surgery Relieve Disc-Related Pain?</text:h>
      <text:p text:style-name="Text_20_body">Minimally invasive techniques reduce pressure on nerves through spinal decompression and targeted disc treatment while limiting disruption to surrounding tissue.</text:p>
      <text:h text:style-name="P5" text:outline-level="3">Is Endoscopic Spine Surgery an Option for Degenerative Disc Disease?</text:h>
      <text:p text:style-name="Text_20_body">Endoscopic spine surgery may apply in certain cases where disc material compresses nearby nerves. A surgeon determines eligibility after imaging and evaluation.</text:p>
      <text:h text:style-name="P5" text:outline-level="3">Can Degenerative Disc Disease Require Lumbar Fusion?</text:h>
      <text:p text:style-name="Text_20_body">Some patients with instability or severe disc collapse benefit from lumbar fusion. Minimally invasive approaches may still apply depending on anatomy and severity.</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2T01:58:36.399380790</meta:creation-date>
    <dc:date>2025-12-12T02:25:30.448882966</dc:date>
    <meta:editing-duration>PT5M6S</meta:editing-duration>
    <meta:editing-cycles>1</meta:editing-cycles>
    <meta:document-statistic meta:table-count="0" meta:image-count="0" meta:object-count="0" meta:page-count="3" meta:paragraph-count="44" meta:word-count="771" meta:character-count="5302" meta:non-whitespace-character-count="4588"/>
    <meta:generator>LibreOffice/25.2.7.2$Linux_X86_64 LibreOffice_project/520$Build-2</meta:generator>
  </office:meta>
</office:document-meta>
</file>